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Exception Granted&quot;" style:apply-style-name="Light_20_Green_20_Fill" style:base-cell-address="'DATE (YY-MM-DD)'.D8"/>
      <style:map style:condition="cell-content()=&quot;Compliance Expected&quot;" style:apply-style-name="Yellow_20_Fill" style:base-cell-address="'DATE (YY-MM-DD)'.D8"/>
      <style:map style:condition="cell-content()=&quot;Compliant&quot;" style:apply-style-name="Dark_20_Green_20_Fill" style:base-cell-address="'DATE (YY-MM-DD)'.D8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8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fo:color="#8e03a3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6">
          <table:error-message table:message-type="stop" table:display="true"/>
        </table:content-validation>
        <table:content-validation table:name="val2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3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4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39" office:value-type="string" calcext:value-type="string">
            <text:p>Huehuecoyotl22 and <text:span text:style-name="T1">TechChariot</text:span>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table-cell table:style-name="ce87"/>
          <table:covered-table-cell table:number-columns-repeated="2" table:style-name="ce94"/>
        </table:table-row>
        <table:table-row table:style-name="ro1">
          <table:covered-table-cell table:number-columns-repeated="3" table:style-name="ce2"/>
          <table:covered-table-cell table:style-name="ce62"/>
          <table:table-cell table:style-name="ce88"/>
          <table:covered-table-cell table:number-columns-repeated="2" table:style-name="ce94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4" office:value-type="string" calcext:value-type="string">
            <text:p>Status</text:p>
          </table:table-cell>
          <table:table-cell table:style-name="ce94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4"/>
        </table:table-row>
        <table:table-row table:style-name="ro1">
          <table:table-cell table:style-name="ce3" office:value-type="string" calcext:value-type="string">
            <text:p>CSRM-SPC-02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style-name="ce76" table:content-validation-name="val1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Fores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Fragmen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Voi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2"/>
          <table:table-cell table:style-name="ce73"/>
          <table:table-cell table:style-name="ce81" table:content-validation-name="val3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2" office:value-type="string" calcext:value-type="string">
            <text:p>Compliance Expected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2" office:value-type="string" calcext:value-type="string">
            <text:p>Not-Applicable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2"/>
          <table:table-cell table:style-name="ce68"/>
          <table:table-cell table:style-name="ce80" table:content-validation-name="val3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2"/>
          <table:table-cell table:style-name="ce73"/>
          <table:table-cell table:style-name="ce81" table:content-validation-name="val3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2" office:value-type="string" calcext:value-type="string">
            <text:p>Non-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rees with rock graphics, huntable penguins</text:p>
          </table:table-cell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2" office:value-type="string" calcext:value-type="string">
            <text:p>Not-Applicable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2" office:value-type="string" calcext:value-type="string">
            <text:p>Compliance Expected</text:p>
          </table:table-cell>
          <table:table-cell table:style-name="ce91" office:value-type="string" calcext:value-type="string">
            <text:p>Last time we applied that the attacking units (eruptions) only are there at low resource lobby settings, but they could be completely removed.</text:p>
          </table:table-cell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3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1];[.A8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1];[.A85])" office:value-type="float" office:value="54" calcext:value-type="float" table:number-columns-spanned="2" table:number-rows-spanned="1">
            <text:p>5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1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1];[.A87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81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1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1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1];[.A89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81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1];[.A90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81];[.A90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1:'DATE (YY-MM-DD)'.F43 'DATE (YY-MM-DD)'.F45:'DATE (YY-MM-DD)'.F45 'DATE (YY-MM-DD)'.F47:'DATE (YY-MM-DD)'.F50 'DATE (YY-MM-DD)'.F52:'DATE (YY-MM-DD)'.F55 'DATE (YY-MM-DD)'.F57:'DATE (YY-MM-DD)'.F57 'DATE (YY-MM-DD)'.F59:'DATE (YY-MM-DD)'.F60 'DATE (YY-MM-DD)'.F62:'DATE (YY-MM-DD)'.F64 'DATE (YY-MM-DD)'.F66:'DATE (YY-MM-DD)'.F73 'DATE (YY-MM-DD)'.F75:'DATE (YY-MM-DD)'.F75 'DATE (YY-MM-DD)'.F77:'DATE (YY-MM-DD)'.F77 'DATE (YY-MM-DD)'.F79:'DATE (YY-MM-DD)'.F79 'DATE (YY-MM-DD)'.F81:'DATE (YY-MM-DD)'.F81 'DATE (YY-MM-DD)'.D41:'DATE (YY-MM-DD)'.D43 'DATE (YY-MM-DD)'.D45:'DATE (YY-MM-DD)'.D45 'DATE (YY-MM-DD)'.D47:'DATE (YY-MM-DD)'.D50 'DATE (YY-MM-DD)'.D52:'DATE (YY-MM-DD)'.D55 'DATE (YY-MM-DD)'.D57:'DATE (YY-MM-DD)'.D57 'DATE (YY-MM-DD)'.D59:'DATE (YY-MM-DD)'.D60 'DATE (YY-MM-DD)'.D62:'DATE (YY-MM-DD)'.D64 'DATE (YY-MM-DD)'.D66:'DATE (YY-MM-DD)'.D73 'DATE (YY-MM-DD)'.D75:'DATE (YY-MM-DD)'.D75 'DATE (YY-MM-DD)'.D77:'DATE (YY-MM-DD)'.D77 'DATE (YY-MM-DD)'.D79:'DATE (YY-MM-DD)'.D79 'DATE (YY-MM-DD)'.D81:'DATE (YY-MM-DD)'.D81 'DATE (YY-MM-DD)'.D9:'DATE (YY-MM-DD)'.D38 'DATE (YY-MM-DD)'.F8:'DATE (YY-MM-DD)'.F3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  <calcext:conditional-format calcext:target-range-address="'DATE (YY-MM-DD)'.D8:'DATE (YY-MM-DD)'.D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Exception Granted&quot;" calcext:base-cell-address="'DATE (YY-MM-DD)'.D8"/>
            <calcext:condition calcext:apply-style-name="Yellow Fill" calcext:value="=&quot;Compliance Expected&quot;" calcext:base-cell-address="'DATE (YY-MM-DD)'.D8"/>
            <calcext:condition calcext:apply-style-name="Dark Green Fill" calcext:value="=&quot;Compliant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11-20T08:48:29.366000000</dc:date>
    <meta:editing-duration>P2DT17H14M37S</meta:editing-duration>
    <meta:editing-cycles>205</meta:editing-cycles>
    <meta:generator>LibreOffice/6.4.4.2$Windows_X86_64 LibreOffice_project/3d775be2011f3886db32dfd395a6a6d1ca2630ff</meta:generator>
    <meta:document-statistic meta:table-count="1" meta:cell-count="259" meta:object-count="0"/>
  </office:meta>
</office:document-meta>
</file>